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6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precision-as-shown="true" table:automatic-find-labels="false" table:use-regular-expressions="false">
        <table:null-date table:date-value="1904-01-01"/>
      </table:calculation-settings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81" calcext:value-type="float">
            <text:p>8.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84" calcext:value-type="float">
            <text:p>10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68" calcext:value-type="float">
            <text:p>5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9:34:55.329080204</meta:creation-date>
    <dc:date>2017-01-11T19:35:21.927391668</dc:date>
    <meta:editing-duration>PT26S</meta:editing-duration>
    <meta:editing-cycles>1</meta:editing-cycles>
    <meta:document-statistic meta:table-count="1" meta:cell-count="24" meta:object-count="0"/>
    <meta:generator>LibreOffice/5.2.4.2.0$Linux_X86_64 LibreOffice_project/20m0$Build-2</meta:generator>
  </office:meta>
</office:document-meta>
</file>